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font-weight="bold" officeooo:rsid="0001658a" officeooo:paragraph-rsid="000178e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2pt" fo:font-weight="normal" officeooo:rsid="0001658a" officeooo:paragraph-rsid="000178e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1658a" officeooo:paragraph-rsid="000178e0" style:font-size-asian="10.5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style:page-number="1"/>
      <style:text-properties officeooo:paragraph-rsid="000178e0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officeooo:rsid="0001658a" style:font-size-asian="14pt" style:font-weight-asian="bold" style:font-size-complex="14pt" style:font-weight-complex="bold"/>
    </style:style>
    <style:style style:name="T3" style:family="text">
      <style:text-properties style:font-name="Calibri" officeooo:rsid="0002de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<text:tab/><text:tab/><text:tab/>Attestation de réussite</text:span></text:p>
      <text:p text:style-name="P1"/>
      <text:p text:style-name="P1"/>
      <text:p text:style-name="P3"><text:span text:style-name="T1">Je soussign</text:span><text:span text:style-name="T3">é</text:span><text:span text:style-name="T1"> Mr <text:s/>Le pr</text:span><text:span text:style-name="T3">é</text:span><text:span text:style-name="T1">sident</text:span></text:p>
      <text:p text:style-name="P2"/>
      <text:p text:style-name="P3"><text:span text:style-name="T1">D</text:span><text:span text:style-name="T3">é</text:span><text:span text:style-name="T1">clare que <text:s/>M <text:s/>ANIEABC <text:s/>CHRISTOPHE</text:span></text:p>
      <text:p text:style-name="P2"/>
      <text:p text:style-name="P2">Né(e) le 23/05/79</text:p>
      <text:p text:style-name="P2"/>
      <text:p text:style-name="P2"/>
      <text:p text:style-name="P2"/>
      <text:p text:style-name="P2"/>
      <text:p text:style-name="P2">a obtenu une note de 15</text:p>
      <text:p text:style-name="P2"/>
      <text:p text:style-name="P2"/>
      <text:p text:style-name="P2"/>
      <text:p text:style-name="P2"/>
      <text:p text:style-name="P2">Signature</text:p>
      <text:p text:style-name="P2"/>
      <text:p text:style-name="P4"><text:span text:style-name="T2"><text:tab/><text:tab/><text:tab/>Attestation de réussite</text:span></text:p>
      <text:p text:style-name="P1"/>
      <text:p text:style-name="P1"/>
      <text:p text:style-name="P3"><text:span text:style-name="T1">Je soussign</text:span><text:span text:style-name="T3">é</text:span><text:span text:style-name="T1"> Mr <text:s/>Le pr</text:span><text:span text:style-name="T3">é</text:span><text:span text:style-name="T1">sident</text:span></text:p>
      <text:p text:style-name="P2"/>
      <text:p text:style-name="P3"><text:span text:style-name="T1">D</text:span><text:span text:style-name="T3">é</text:span><text:span text:style-name="T1">clare que <text:s/>M <text:s/>OUETABC <text:s/>ONGUI</text:span></text:p>
      <text:p text:style-name="P2"/>
      <text:p text:style-name="P2">Né(e) le 15/02/70</text:p>
      <text:p text:style-name="P2"/>
      <text:p text:style-name="P2"/>
      <text:p text:style-name="P2"/>
      <text:p text:style-name="P2"/>
      <text:p text:style-name="P2">a obtenu une note de 9,75</text:p>
      <text:p text:style-name="P2"/>
      <text:p text:style-name="P2"/>
      <text:p text:style-name="P2"/>
      <text:p text:style-name="P2"/>
      <text:p text:style-name="P2">Signature</text:p>
      <text:p text:style-name="P2"/>
      <text:p text:style-name="P4"><text:span text:style-name="T2"><text:tab/><text:tab/><text:tab/>Attestation de réussite</text:span></text:p>
      <text:p text:style-name="P1"/>
      <text:p text:style-name="P1"/>
      <text:p text:style-name="P3"><text:span text:style-name="T1">Je soussign</text:span><text:span text:style-name="T3">é</text:span><text:span text:style-name="T1"> Mr <text:s/>Le pr</text:span><text:span text:style-name="T3">é</text:span><text:span text:style-name="T1">sident</text:span></text:p>
      <text:p text:style-name="P2"/>
      <text:p text:style-name="P3"><text:span text:style-name="T1">D</text:span><text:span text:style-name="T3">é</text:span><text:span text:style-name="T1">clare que <text:s/>M <text:s/>OUETABC <text:s/>ONGUI</text:span></text:p>
      <text:p text:style-name="P2"/>
      <text:p text:style-name="P2">Né(e) le 10/05/84</text:p>
      <text:p text:style-name="P2"/>
      <text:p text:style-name="P2"/>
      <text:p text:style-name="P2"/>
      <text:p text:style-name="P2"/>
      <text:p text:style-name="P2">a obtenu une note de 9,83</text:p>
      <text:p text:style-name="P2"/>
      <text:p text:style-name="P2"/>
      <text:p text:style-name="P2"/>
      <text:p text:style-name="P2"/>
      <text:p text:style-name="P2">Signature</text:p>
      <text:p text:style-name="P2"/>
      <text:p text:style-name="P4"><text:span text:style-name="T2"><text:tab/><text:tab/><text:tab/>Attestation de réussite</text:span></text:p>
      <text:p text:style-name="P1"/>
      <text:p text:style-name="P1"/>
      <text:p text:style-name="P3"><text:span text:style-name="T1">Je soussign</text:span><text:span text:style-name="T3">é</text:span><text:span text:style-name="T1"> Mr <text:s/>Le pr</text:span><text:span text:style-name="T3">é</text:span><text:span text:style-name="T1">sident</text:span></text:p>
      <text:p text:style-name="P2"/>
      <text:p text:style-name="P3"><text:span text:style-name="T1">D</text:span><text:span text:style-name="T3">é</text:span><text:span text:style-name="T1">clare que <text:s/>M <text:s/>UEDJABC <text:s/>THIERRY</text:span></text:p>
      <text:p text:style-name="P2"/>
      <text:p text:style-name="P2">Né(e) le 19/05/83</text:p>
      <text:p text:style-name="P2"/>
      <text:p text:style-name="P2"/>
      <text:p text:style-name="P2"/>
      <text:p text:style-name="P2"/>
      <text:p text:style-name="P2">a obtenu une note de 15</text:p>
      <text:p text:style-name="P2"/>
      <text:p text:style-name="P2"/>
      <text:p text:style-name="P2"/>
      <text:p text:style-name="P2"/>
      <text:p text:style-name="P2">Signature</text:p>
      <text:p text:style-name="P2"/>
      <text:p text:style-name="P4"><text:span text:style-name="T2"><text:tab/><text:tab/><text:tab/>Attestation de réussite</text:span></text:p>
      <text:p text:style-name="P1"/>
      <text:p text:style-name="P1"/>
      <text:p text:style-name="P3"><text:span text:style-name="T1">Je soussign</text:span><text:span text:style-name="T3">é</text:span><text:span text:style-name="T1"> Mr <text:s/>Le pr</text:span><text:span text:style-name="T3">é</text:span><text:span text:style-name="T1">sident</text:span></text:p>
      <text:p text:style-name="P2"/>
      <text:p text:style-name="P3"><text:span text:style-name="T1">D</text:span><text:span text:style-name="T3">é</text:span><text:span text:style-name="T1">clare que <text:s/>F <text:s/>IRLOABC <text:s/>CAROLINE</text:span></text:p>
      <text:p text:style-name="P2"/>
      <text:p text:style-name="P2">Né(e) le 25/01/84</text:p>
      <text:p text:style-name="P2"/>
      <text:p text:style-name="P2"/>
      <text:p text:style-name="P2"/>
      <text:p text:style-name="P2"/>
      <text:p text:style-name="P2">a obtenu une note de 16</text:p>
      <text:p text:style-name="P2"/>
      <text:p text:style-name="P2"/>
      <text:p text:style-name="P2"/>
      <text:p text:style-name="P2"/>
      <text:p text:style-name="P2">Signatur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3-11-06T15:10:16.957000000</meta:creation-date>
    <dc:date>2023-11-06T15:17:17.881000000</dc:date>
    <meta:editing-cycles>3</meta:editing-cycles>
    <meta:editing-duration>PT3M47S</meta:editing-duration>
    <meta:document-statistic meta:table-count="0" meta:image-count="0" meta:object-count="0" meta:page-count="9" meta:paragraph-count="30" meta:word-count="115" meta:character-count="684" meta:non-whitespace-character-count="564"/>
  </office:meta>
</office:document-meta>
</file>